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style:font-name-asian="Lucida Sans Unicode" style:font-size-asian="12pt" style:font-name-complex="Tahoma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alutation" style:family="paragraph" style:parent-style-name="Standard" style:class="text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" style:family="paragraph" style:parent-style-name="Text_20_body" style:class="list"/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List_20_3_20_End" style:display-name="List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List_20_4_20_End" style:display-name="List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List_20_5_20_End" style:display-name="List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Numbering_20_3_20_End" style:display-name="Numbering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name="First_20_Page" style:display-name="First Page" style:page-layout-name="pm1" style:next-style-name="Standard"/>
    <style:master-page style:name="HTML" style:page-layout-name="pm4"/>
    <style:master-page style:name="Index" style:page-layout-name="pm1"/>
    <style:master-page style:name="Left_20_Page" style:display-name="Left Page" style:page-layout-name="pm5"/>
    <style:master-page style:name="Right_20_Page" style:display-name="Right Page" style:page-layout-name="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DFDOM/0.9-SNAPSHOT</meta:generator>
    <meta:user-defined meta:name="Info 1"/>
    <meta:user-defined meta:name="Info 2"/>
    <meta:user-defined meta:name="Info 3"/>
    <meta:user-defined meta:name="Info 4"/>
  </office:meta>
</office:document-meta>
</file>